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23.98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856cm"/>
    </style:style>
    <style:style style:name="co34" style:family="table-column">
      <style:table-column-properties fo:break-before="auto" style:column-width="5.126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0.275cm"/>
    </style:style>
    <style:style style:name="co37" style:family="table-column">
      <style:table-column-properties fo:break-before="auto" style:column-width="32.847cm"/>
    </style:style>
    <style:style style:name="co38" style:family="table-column">
      <style:table-column-properties fo:break-before="auto" style:column-width="2.265cm"/>
    </style:style>
    <style:style style:name="co39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99">
      <style:table-cell-properties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7"/>
        <table:table-column table:style-name="co3" table:default-cell-style-name="ce20"/>
        <table:table-column table:style-name="co4" table:default-cell-style-name="ce27"/>
        <table:table-column table:style-name="co5" table:default-cell-style-name="ce20"/>
        <table:table-column table:style-name="co6" table:default-cell-style-name="ce30"/>
        <table:table-column table:style-name="co7" table:number-columns-repeated="58"/>
        <table:table-row table:style-name="ro1">
          <table:table-cell table:style-name="ce17" office:value-type="string" calcext:value-type="string">
            <text:p>meta_package_index</text:p>
          </table:table-cell>
          <table:table-cell table:style-name="ce24" office:value-type="string" calcext:value-type="string">
            <text:p>meta_package_valid</text:p>
          </table:table-cell>
          <table:table-cell table:style-name="ce17" office:value-type="string" calcext:value-type="string">
            <text:p>meta_package_data_size</text:p>
          </table:table-cell>
          <table:table-cell table:style-name="ce24" office:value-type="string" calcext:value-type="string">
            <text:p>meta_package_tree</text:p>
          </table:table-cell>
          <table:table-cell table:style-name="ce17" office:value-type="string" calcext:value-type="string">
            <text:p>meta_package_description</text:p>
          </table:table-cell>
          <table:table-cell table:style-name="ce29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ezstack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num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pand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o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gc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itertoo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job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matplot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warning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r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ma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ci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cikit-lea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eabo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ellow-brick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E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klearn Evaluatio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data profil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Fast ED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Gaussian Proces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Decision Tree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Random Fores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AdaBoos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Bagging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Logistic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KNeighbor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Gaussian Naive Baye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tacking y/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7"/>
        <table:table-row table:style-name="ro1">
          <table:table-cell table:style-name="ce17" office:value-type="string" calcext:value-type="string">
            <text:p>package_source_index</text:p>
          </table:table-cell>
          <table:table-cell table:style-name="ce17" office:value-type="string" calcext:value-type="string">
            <text:p>meta_package_index</text:p>
          </table:table-cell>
          <table:table-cell table:style-name="ce17" office:value-type="string" calcext:value-type="string">
            <text:p>package_source_name</text:p>
          </table:table-cell>
          <table:table-cell table:style-name="ce17" office:value-type="string" calcext:value-type="string">
            <text:p>package_source_type</text:p>
          </table:table-cell>
          <table:table-cell table:style-name="ce17" office:value-type="string" calcext:value-type="string">
            <text:p>package_source_short_name</text:p>
          </table:table-cell>
          <table:table-cell table:style-name="ce17" office:value-type="string" calcext:value-type="string">
            <text:p>package_source_kaggle</text:p>
          </table:table-cell>
          <table:table-cell table:style-name="ce17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7" office:value-type="string" calcext:value-type="string">
            <text:p>full</text:p>
          </table:table-cell>
          <table:table-cell table:style-name="ce17" office:value-type="string" calcext:value-type="string">
            <text:p>*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7" office:value-type="string" calcext:value-type="string">
            <text:p>full</text:p>
          </table:table-cell>
          <table:table-cell table:style-name="ce17" office:value-type="string" calcext:value-type="string">
            <text:p>*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skev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7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7" office:value-type="string" calcext:value-type="string">
            <text:p>None</text:p>
          </table:table-cell>
          <table:table-cell table:style-name="ce27" office:value-type="string" calcext:value-type="string">
            <text:p>both</text:p>
          </table:table-cell>
          <table:table-cell table:style-name="ce17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7"/>
        <table:table-row table:style-name="ro1">
          <table:table-cell table:style-name="ce17" office:value-type="string" calcext:value-type="string">
            <text:p>package_source_index</text:p>
          </table:table-cell>
          <table:table-cell table:style-name="ce17" office:value-type="string" calcext:value-type="string">
            <text:p>package_index</text:p>
          </table:table-cell>
          <table:table-cell table:style-name="ce17" office:value-type="string" calcext:value-type="string">
            <text:p>meta_package_index</text:p>
          </table:table-cell>
          <table:table-cell table:style-name="ce17" office:value-type="string" calcext:value-type="string">
            <text:p>package_name</text:p>
          </table:table-cell>
          <table:table-cell table:style-name="ce17" office:value-type="string" calcext:value-type="string">
            <text:p>package_problem</text:p>
          </table:table-cell>
          <table:table-cell table:style-name="ce17" office:value-type="string" calcext:value-type="string">
            <text:p>package_type</text:p>
          </table:table-cell>
          <table:table-cell table:style-name="ce17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3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3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<text:span text:style-name="T6">(estimator=MLP</text:span><text:span text:style-name="T5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3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3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32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7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7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7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7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7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7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radientBoostingClassifier(n_estimators=100, learning_rate=1.0, max_depth=3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idge(alpha=1.0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linear'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poly'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rbf'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2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radientBoostingRegressor(n_estimators=100, learning_rate=1.0, max_depth=3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2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2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2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4"/>
          <table:named-range table:name="_xlnm._FilterDatabase_0" table:base-cell-address="$meta_package.$A$1" table:cell-range-address="$package.$A$1:.$G$134"/>
          <table:named-range table:name="_xlnm._FilterDatabase_0_0" table:base-cell-address="$meta_package.$A$1" table:cell-range-address="$package.$A$1:.$G$132"/>
          <table:named-range table:name="_xlnm._FilterDatabase_0_0_0" table:base-cell-address="$meta_package.$A$1" table:cell-range-address="$package.$A$1:.$F$132"/>
          <table:named-range table:name="_xlnm._FilterDatabase_0_0_0_0" table:base-cell-address="$meta_package.$A$1" table:cell-range-address="$package.$A$1:.$F$128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36"/>
        <table:table-column table:style-name="co25" table:default-cell-style-name="ce27"/>
        <table:table-column table:style-name="co26" table:number-columns-repeated="3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number-columns-repeated="2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8" table:number-columns-repeated="59" table:default-cell-style-name="Default"/>
        <table:table-column table:style-name="co39" table:number-columns-repeated="949" table:default-cell-style-name="ce17"/>
        <table:table-row table:style-name="ro1">
          <table:table-cell table:style-name="ce17" office:value-type="string" calcext:value-type="string">
            <text:p>sort_key</text:p>
          </table:table-cell>
          <table:table-cell table:style-name="ce34" office:value-type="string" calcext:value-type="string">
            <text:p>meta_package_index</text:p>
          </table:table-cell>
          <table:table-cell table:style-name="ce24" office:value-type="string" calcext:value-type="string">
            <text:p>document_problem</text:p>
          </table:table-cell>
          <table:table-cell table:style-name="ce24" office:value-type="string" calcext:value-type="string">
            <text:p>document_ts</text:p>
          </table:table-cell>
          <table:table-cell table:style-name="ce24" office:value-type="string" calcext:value-type="string">
            <text:p>document_no_decorrelator</text:p>
          </table:table-cell>
          <table:table-cell table:style-name="ce24" office:value-type="string" calcext:value-type="string">
            <text:p>document_stacking</text:p>
          </table:table-cell>
          <table:table-cell table:style-name="ce24" office:value-type="string" calcext:value-type="string">
            <text:p>document_keras</text:p>
          </table:table-cell>
          <table:table-cell table:style-name="ce24" office:value-type="string" calcext:value-type="string">
            <text:p>document_pipeline</text:p>
          </table:table-cell>
          <table:table-cell table:style-name="ce24" office:value-type="string" calcext:value-type="string">
            <text:p>document_yb</text:p>
          </table:table-cell>
          <table:table-cell table:style-name="ce24" office:value-type="string" calcext:value-type="string">
            <text:p>document_skev</text:p>
          </table:table-cell>
          <table:table-cell table:style-name="ce24" office:value-type="string" calcext:value-type="string">
            <text:p>document_ydp</text:p>
          </table:table-cell>
          <table:table-cell table:style-name="ce24" office:value-type="string" calcext:value-type="string">
            <text:p>document_feda</text:p>
          </table:table-cell>
          <table:table-cell table:style-name="ce24" office:value-type="string" calcext:value-type="string">
            <text:p>document_data_size</text:p>
          </table:table-cell>
          <table:table-cell table:style-name="ce24" office:value-type="string" calcext:value-type="string">
            <text:p>document_level_1_model</text:p>
          </table:table-cell>
          <table:table-cell table:style-name="ce24" office:value-type="string" calcext:value-type="string">
            <text:p>document_level_1_model_pos</text:p>
          </table:table-cell>
          <table:table-cell table:style-name="ce24" office:value-type="string" calcext:value-type="string">
            <text:p>document_no_optimiz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text</text:p>
          </table:table-cell>
          <table:table-cell table:style-name="ce34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chnical Parameter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7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7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7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7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7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7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7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7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7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7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7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7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7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7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17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CPU = "</text:span> + str(with_CPU)</text:p>
          </table:table-cell>
          <table:table-cell table:number-columns-repeated="1008"/>
        </table:table-row>
        <table:table-row table:style-name="ro1">
          <table:table-cell table:style-name="ce17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time_dep = "</text:span> + str(time_dep)</text:p>
          </table:table-cell>
          <table:table-cell table:number-columns-repeated="1008"/>
        </table:table-row>
        <table:table-row table:style-name="ro1">
          <table:table-cell table:style-name="ce17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date_idx = "</text:span> + str(date_idx)</text:p>
          </table:table-cell>
          <table:table-cell table:number-columns-repeated="1008"/>
        </table:table-row>
        <table:table-row table:style-name="ro1">
          <table:table-cell table:style-name="ce17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lag_number = "</text:span> + str(lag_number)</text:p>
          </table:table-cell>
          <table:table-cell table:number-columns-repeated="1008"/>
        </table:table-row>
        <table:table-row table:style-name="ro1">
          <table:table-cell table:style-name="ce17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7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7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4">"path = '" + str(file) +</text:span> "'"</text:p>
          </table:table-cell>
          <table:table-cell table:number-columns-repeated="1008"/>
        </table:table-row>
        <table:table-row table:style-name="ro1">
          <table:table-cell table:style-name="ce17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7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7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7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7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7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(EDA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rop user's columns &amp; Duplicates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7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7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7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7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7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17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7" table:formula="of:=[.A37]+1" office:value-type="float" office:value="37" calcext:value-type="float">
            <text:p>3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7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7" table:formula="of:=[.A40]+1" office:value-type="float" office:value="40" calcext:value-type="float">
            <text:p>40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7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, target_col, t=1)"</text:p>
          </table:table-cell>
          <table:table-cell table:number-columns-repeated="1008"/>
        </table:table-row>
        <table:table-row table:style-name="ro1">
          <table:table-cell table:style-name="ce17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7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7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7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7" table:formula="of:=[.A47]+1" office:value-type="float" office:value="47" calcext:value-type="float">
            <text:p>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7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17" table:formula="of:=[.A50]+1" office:value-type="float" office:value="50" calcext:value-type="float">
            <text:p>5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7" table:formula="of:=[.A51]+1" office:value-type="float" office:value="51" calcext:value-type="float">
            <text:p>5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7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7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7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7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7" table:formula="of:=[.A57]+1" office:value-type="float" office:value="57" calcext:value-type="float">
            <text:p>5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7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7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4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17" table:formula="of:=[.A63]+1" office:value-type="float" office:value="63" calcext:value-type="float">
            <text:p>63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4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17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7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7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7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7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7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7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7" table:formula="of:=[.A73]+1" office:value-type="float" office:value="73" calcext:value-type="float">
            <text:p>7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7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4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17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Yellow Brick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76]+1" office:value-type="float" office:value="76" calcext:value-type="float">
            <text:p>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7" table:formula="of:=[.A77]+1" office:value-type="float" office:value="77" calcext:value-type="float">
            <text:p>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7" table:formula="of:=[.A78]+1" office:value-type="float" office:value="78" calcext:value-type="float">
            <text:p>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7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7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7" table:formula="of:=[.A81]+1" office:value-type="float" office:value="81" calcext:value-type="float">
            <text:p>8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7" table:formula="of:=[.A82]+1" office:value-type="float" office:value="82" calcext:value-type="float">
            <text:p>8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7" table:formula="of:=[.A83]+1" office:value-type="float" office:value="83" calcext:value-type="float">
            <text:p>8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7" table:formula="of:=[.A84]+1" office:value-type="float" office:value="84" calcext:value-type="float">
            <text:p>84</text:p>
          </table:table-cell>
          <table:table-cell table:style-name="ce2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85]+1" office:value-type="float" office:value="85" calcext:value-type="float">
            <text:p>85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7" table:formula="of:=[.A86]+1" office:value-type="float" office:value="86" calcext:value-type="float">
            <text:p>86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7" table:formula="of:=[.A87]+1" office:value-type="float" office:value="87" calcext:value-type="float">
            <text:p>87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7" table:formula="of:=[.A88]+1" office:value-type="float" office:value="88" calcext:value-type="float">
            <text:p>88</text:p>
          </table:table-cell>
          <table:table-cell table:style-name="ce2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7" table:formula="of:=[.A89]+1" office:value-type="float" office:value="89" calcext:value-type="float">
            <text:p>89</text:p>
          </table:table-cell>
          <table:table-cell table:style-name="ce2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7" table:formula="of:=[.A90]+1" office:value-type="float" office:value="90" calcext:value-type="float">
            <text:p>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7" table:formula="of:=[.A91]+1" office:value-type="float" office:value="91" calcext:value-type="float">
            <text:p>9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17" table:formula="of:=[.A92]+1" office:value-type="float" office:value="92" calcext:value-type="float">
            <text:p>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7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4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7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7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7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4">"plot_correlation(df_s, target_col_ts, t=1</text:span>)"</text:p>
          </table:table-cell>
          <table:table-cell table:number-columns-repeated="1008"/>
        </table:table-row>
        <table:table-row table:style-name="ro1">
          <table:table-cell table:style-name="ce17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7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7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7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7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7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7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7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7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b_targets = </text:span>1"</text:p>
          </table:table-cell>
          <table:table-cell table:number-columns-repeated="1008"/>
        </table:table-row>
        <table:table-row table:style-name="ro1">
          <table:table-cell table:style-name="ce17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7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4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17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7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7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Model selec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4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7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4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7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7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7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7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4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7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7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7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7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7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7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7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7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7" table:formula="of:=[.A129]+1" office:value-type="float" office:value="129" calcext:value-type="float">
            <text:p>1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7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Ridge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17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Ridge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17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17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RidgeClassifier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17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7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7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7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7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7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7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7" table:formula="of:=[.A141]+1" office:value-type="float" office:value="141" calcext:value-type="float">
            <text:p>14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 \nbinary = True if classes.shape[0] == 2 else False" </text:p>
          </table:table-cell>
          <table:table-cell table:number-columns-repeated="1008"/>
        </table:table-row>
        <table:table-row table:style-name="ro1">
          <table:table-cell table:style-name="ce17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, binary=binary);"</text:p>
          </table:table-cell>
          <table:table-cell table:number-columns-repeated="1008"/>
        </table:table-row>
        <table:table-row table:style-name="ro1">
          <table:table-cell table:style-name="ce17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7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4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7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7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56]+1" office:value-type="float" office:value="156" calcext:value-type="float">
            <text:p>15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4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7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7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7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7" table:formula="of:=[.A160]+1" office:value-type="float" office:value="160" calcext:value-type="float">
            <text:p>16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eature sel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61]+1" office:value-type="float" office:value="161" calcext:value-type="float">
            <text:p>16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4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7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4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7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4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7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4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7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4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7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7" table:formula="of:=[.A167]+1" office:value-type="float" office:value="167" calcext:value-type="float">
            <text:p>16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4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69]+1" office:value-type="float" office:value="169" calcext:value-type="float">
            <text:p>1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7" table:formula="of:=[.A172]+1" office:value-type="float" office:value="172" calcext:value-type="float">
            <text:p>1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ROC/AUC</text:p>
          </table:table-cell>
          <table:table-cell table:style-name="ce15" office:value-type="string" calcext:value-type="string">
            <text:p><text:span text:style-name="T4">"classes = y.unique()  \nbinary = True if classes.shape[0] == 2 else False \nroc_auc(model, X_train, y_train, X_test = X_test, y_test = y_test, classes = classes, binary=binary);</text:span>" </text:p>
          </table:table-cell>
          <table:table-cell table:number-columns-repeated="1008"/>
        </table:table-row>
        <table:table-row table:style-name="ro1">
          <table:table-cell table:style-name="ce17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7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4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4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4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4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 </text:span>Model importance</text:p>
          </table:table-cell>
          <table:table-cell office:value-type="string" calcext:value-type="string">
            <text:p><text:span text:style-name="T4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7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7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4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7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7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7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7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df = df_copy.drop(dropped_cols</text:span>, axis=1, errors='ignore')"</text:p>
          </table:table-cell>
          <table:table-cell table:number-columns-repeated="58"/>
          <table:table-cell table:style-name="ce17"/>
          <table:table-cell table:number-columns-repeated="948"/>
          <table:table-cell table:style-name="Default"/>
        </table:table-row>
        <table:table-row table:style-name="ro1">
          <table:table-cell table:style-name="ce17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reduce_schema('column_name', dropped_cols)</text:span>"</text:p>
          </table:table-cell>
          <table:table-cell table:number-columns-repeated="58"/>
          <table:table-cell table:style-name="ce17"/>
          <table:table-cell table:number-columns-repeated="948"/>
          <table:table-cell table:style-name="Default"/>
        </table:table-row>
        <table:table-row table:style-name="ro1">
          <table:table-cell table:style-name="ce17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7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7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7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4">"plot_correlation(df_s, target_col_ts, t=1</text:span>) "</text:p>
          </table:table-cell>
          <table:table-cell table:number-columns-repeated="1008"/>
        </table:table-row>
        <table:table-row table:style-name="ro1">
          <table:table-cell table:style-name="ce17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7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7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7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7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7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7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b_targets = </text:span>1 "</text:p>
          </table:table-cell>
          <table:table-cell table:number-columns-repeated="1008"/>
        </table:table-row>
        <table:table-row table:style-name="ro1">
          <table:table-cell table:style-name="ce17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7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4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7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7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7" table:formula="of:=[.A207]+1" office:value-type="float" office:value="207" calcext:value-type="float">
            <text:p>20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building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4">"cat_selector, num_selector</text:span> = get_features() "</text:p>
          </table:table-cell>
          <table:table-cell table:number-columns-repeated="1008"/>
        </table:table-row>
        <table:table-row table:style-name="ro1">
          <table:table-cell table:style-name="ce17" table:formula="of:=[.A209]+1" office:value-type="float" office:value="209" calcext:value-type="float">
            <text:p>2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4">"cat_tree_processor = make_pipeline(SimpleImputer(strategy='most_frequent'), OrdinalEncoder(handle_unknown='use_encoded_value', unknown_value=-1)) </text:span>"</text:p>
          </table:table-cell>
          <table:table-cell table:number-columns-repeated="1008"/>
        </table:table-row>
        <table:table-row table:style-name="ro1">
          <table:table-cell table:style-name="ce17" table:formula="of:=[.A210]+1" office:value-type="float" office:value="210" calcext:value-type="float">
            <text:p>2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um_tree_processor = make_pipeline(IterativeImputer(random_state=random_state</text:span>, add_indicator=True)) "</text:p>
          </table:table-cell>
          <table:table-cell table:number-columns-repeated="1008"/>
        </table:table-row>
        <table:table-row table:style-name="ro1">
          <table:table-cell table:style-name="ce17" table:formula="of:=[.A211]+1" office:value-type="float" office:value="211" calcext:value-type="float">
            <text:p>21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17" table:formula="of:=[.A212]+1" office:value-type="float" office:value="212" calcext:value-type="float">
            <text:p>2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 "</text:p>
          </table:table-cell>
          <table:table-cell table:number-columns-repeated="1008"/>
        </table:table-row>
        <table:table-row table:style-name="ro1">
          <table:table-cell table:style-name="ce17" table:formula="of:=[.A213]+1" office:value-type="float" office:value="213" calcext:value-type="float">
            <text:p>2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4">"cat_ntree_processor = make_pipeline(SimpleImputer(strategy='most_frequent'), OneHotEncoder(handle_unknown='ignore', sparse_output=False)) </text:span>"</text:p>
          </table:table-cell>
          <table:table-cell table:number-columns-repeated="1008"/>
        </table:table-row>
        <table:table-row table:style-name="ro1">
          <table:table-cell table:style-name="ce17" table:formula="of:=[.A214]+1" office:value-type="float" office:value="214" calcext:value-type="float">
            <text:p>2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4">"num_ntree_processor = make_pipeline(IterativeImputer(random_state=random_state</text:span>, add_indicator=True), StandardScaler()) "</text:p>
          </table:table-cell>
          <table:table-cell table:number-columns-repeated="1008"/>
        </table:table-row>
        <table:table-row table:style-name="ro1">
          <table:table-cell table:style-name="ce17" table:formula="of:=[.A215]+1" office:value-type="float" office:value="215" calcext:value-type="float">
            <text:p>215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17" table:formula="of:=[.A216]+1" office:value-type="float" office:value="216" calcext:value-type="float">
            <text:p>2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 "</text:p>
          </table:table-cell>
          <table:table-cell table:number-columns-repeated="1008"/>
        </table:table-row>
        <table:table-row table:style-name="ro1">
          <table:table-cell table:style-name="ce17" table:formula="of:=[.A217]+1" office:value-type="float" office:value="217" calcext:value-type="float">
            <text:p>21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7" table:formula="of:=[.A218]+1" office:value-type="float" office:value="218" calcext:value-type="float">
            <text:p>21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level_0_f = list(set(level_0) &amp; set(model_filtering(level_0, model_imp_0, threshold_model, score_stack_0, threshold_score)))"</text:p>
          </table:table-cell>
          <table:table-cell table:number-columns-repeated="1008"/>
        </table:table-row>
        <table:table-row table:style-name="ro1">
          <table:table-cell table:style-name="ce17" table:formula="of:=[.A219]+1" office:value-type="float" office:value="219" calcext:value-type="float">
            <text:p>2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7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7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7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7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7" table:formula="of:=[.A224]+1" office:value-type="float" office:value="224" calcext:value-type="float">
            <text:p>22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25]+1" office:value-type="float" office:value="225" calcext:value-type="float">
            <text:p>225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7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7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7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7" table:formula="of:=[.A230]+1" office:value-type="float" office:value="230" calcext:value-type="float">
            <text:p>2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"classes = y.unique() <text:s/>\nbinary = True if classes.shape[0] == 2 else False \nroc_auc(model, X_train, y_train, X_test = X_test, y_test = y_test, classes = classes, binary=binary);" </text:p>
          </table:table-cell>
          <table:table-cell table:number-columns-repeated="1008"/>
        </table:table-row>
        <table:table-row table:style-name="ro1">
          <table:table-cell table:style-name="ce17" table:formula="of:=[.A231]+1" office:value-type="float" office:value="231" calcext:value-type="float">
            <text:p>2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7" table:formula="of:=[.A232]+1" office:value-type="float" office:value="232" calcext:value-type="float">
            <text:p>2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233]+1" office:value-type="float" office:value="233" calcext:value-type="float">
            <text:p>2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7" table:formula="of:=[.A234]+1" office:value-type="float" office:value="234" calcext:value-type="float">
            <text:p>2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235]+1" office:value-type="float" office:value="235" calcext:value-type="float">
            <text:p>2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7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7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7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42]+1" office:value-type="float" office:value="242" calcext:value-type="float">
            <text:p>2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nal </text:span>Model importance</text:p>
          </table:table-cell>
          <table:table-cell office:value-type="string" calcext:value-type="string">
            <text:p><text:span text:style-name="T4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7" table:formula="of:=[.A243]+1" office:value-type="float" office:value="243" calcext:value-type="float">
            <text:p>24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7" table:formula="of:=[.A244]+1" office:value-type="float" office:value="244" calcext:value-type="float">
            <text:p>2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7" table:formula="of:=[.A245]+1" office:value-type="float" office:value="245" calcext:value-type="float">
            <text:p>2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7" table:formula="of:=[.A246]+1" office:value-type="float" office:value="246" calcext:value-type="float">
            <text:p>24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st &amp; 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47]+1" office:value-type="float" office:value="247" calcext:value-type="float">
            <text:p>24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the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7" table:formula="of:=[.A248]+1" office:value-type="float" office:value="248" calcext:value-type="float">
            <text:p>24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the server</text:p>
          </table:table-cell>
          <table:table-cell office:value-type="string" calcext:value-type="string">
            <text:p><text:span text:style-name="T4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17" table:formula="of:=[.A249]+1" office:value-type="float" office:value="249" calcext:value-type="float">
            <text:p>24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[Test the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7" table:formula="of:=[.A250]+1" office:value-type="float" office:value="250" calcext:value-type="float">
            <text:p>250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4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24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6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S2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5:47:00.160222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5-30T15:47:31.752751498</dc:date>
    <meta:editing-cycles>790</meta:editing-cycles>
    <meta:editing-duration>P12DT20H51M36S</meta:editing-duration>
    <meta:generator>LibreOffice/7.5.9.2$Linux_X86_64 LibreOffice_project/50$Build-2</meta:generator>
    <meta:document-statistic meta:table-count="4" meta:cell-count="6209" meta:object-count="0"/>
  </office:meta>
</office:document-meta>
</file>